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D1/src ./test</text:p>
      <text:p text:style-name="Standard">file vide<text:tab/><text:tab/></text:p>
      <text:p text:style-name="Standard">file vide</text:p>
      <text:p text:style-name="Standard">5</text:p>
      <text:p text:style-name="Standard">6 -&gt; 7 -&gt; NULL</text:p>
      <text:p text:style-name="Standard">9 -&gt; 9 -&gt; 9 -&gt; NULL</text:p>
      <text:p text:style-name="Standard">6</text:p>
      <text:p text:style-name="Standard">la file est maintenant vide</text:p>
      <text:p text:style-name="Standard">7</text:p>
      <text:p text:style-name="Standard">file vide</text:p>
      <text:p text:style-name="Standard">-1</text:p>
      <text:p text:style-name="Standard">file vide</text:p>
      <text:p text:style-name="Standard">9 -&gt; 9 -&gt; 9 -&gt; NULL</text:p>
      <text:p text:style-name="Standard"/>
      <text:p text:style-name="Standard">Lorsque la liste est vide et qu'on ajoute un élément, j'ai positionné un point de repaire pour avoir des traces. Donc on obtient une fois « file vide » pour « f » et pour « f1 ».</text:p>
      <text:p text:style-name="Standard"/>
      <text:p text:style-name="Standard">« 5 » correspond au dépliement de la tête de la file « f ».</text:p>
      <text:p text:style-name="Standard"/>
      <text:p text:style-name="Standard">Ensuite on affiche les deux files (f et f1 dans l'ordre).</text:p>
      <text:p text:style-name="Standard"/>
      <text:p text:style-name="Standard">On dépile trois fois « f » pour tester si la file se vide bien. On obtient 6 pour le premier passage. Puis le programme annonce que la file est vide avant d'afficher 7. L'affichage du message se fait avant l'affichage de la valeur défilée car il est implémenté dans la fonction défile. Tandis que la valeur défilée est affiché au retour de la fonction.</text:p>
      <text:p text:style-name="Standard"/>
      <text:p text:style-name="Standard">Comme la file est vide, la dernière valeur retournée est -1.</text:p>
      <text:p text:style-name="Standard">Ensuite on concatène les deux files (j'ai aussi testé les cas où les deux files sont remplies et vides). Comme on passe dans la fonction « estVide(File* f) » on voit que la chaine est vide. Donc f prends les valeurs de f1. Et on le voit bien sur l'affichage de f juste aprè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TON-BELZ emmanuel</meta:initial-creator>
    <meta:creation-date>2014-02-26T19:40:44</meta:creation-date>
    <dc:date>2014-02-26T19:58:21</dc:date>
    <dc:creator>BRETON-BELZ emmanuel</dc:creator>
    <meta:editing-duration>PT14M49S</meta:editing-duration>
    <meta:editing-cycles>5</meta:editing-cycles>
    <meta:generator>LibreOffice/3.5$Linux_X86_64 LibreOffice_project/350m1$Build-2</meta:generator>
    <meta:document-statistic meta:table-count="0" meta:image-count="0" meta:object-count="0" meta:page-count="1" meta:paragraph-count="19" meta:word-count="232" meta:character-count="1130" meta:non-whitespace-character-count="902"/>
  </office:meta>
</office:document-meta>
</file>